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d8a" officeooo:paragraph-rsid="00049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ention, avec l’image Alpine, il n’y a pas de bash predefinit avec ‘tensorflow’ écrit en gros, il faut lui indiquer le path</text:p>
      <text:p text:style-name="Standard"/>
      <text:p text:style-name="Standard">OCI runtime exec failed: exec failed: container_linux.go:380: starting container process caused: exec: "bash": executable file not found in $PATH: unknown</text:p>
      <text:p text:style-name="Standard"/>
      <text:p text:style-name="Standard">docker exec -it container_htmlcssjs /bin/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1T18:46:38.899557788</meta:creation-date>
    <dc:date>2021-08-21T18:48:04.272574443</dc:date>
    <meta:editing-duration>PT1M25S</meta:editing-duration>
    <meta:editing-cycles>1</meta:editing-cycles>
    <meta:document-statistic meta:table-count="0" meta:image-count="0" meta:object-count="0" meta:page-count="1" meta:paragraph-count="3" meta:word-count="47" meta:character-count="322" meta:non-whitespace-character-count="278"/>
    <meta:generator>LibreOffice/6.0.7.3$Linux_X86_64 LibreOffice_project/00m0$Build-3</meta:generator>
  </office:meta>
</office:document-meta>
</file>